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spreadsheet>
      <table:table table:name="SalesData">
        <table:table-row>
          <table:table-cell>
            <text:p>Region</text:p>
          </table:table-cell>
          <table:table-cell>
            <text:p>Quarter</text:p>
          </table:table-cell>
          <table:table-cell>
            <text:p>Revenue</text:p>
          </table:table-cell>
        </table:table-row>
        <table:table-row>
          <table:table-cell>
            <text:p>North</text:p>
          </table:table-cell>
          <table:table-cell>
            <text:p>Q1</text:p>
          </table:table-cell>
          <table:table-cell>
            <text:p>150000</text:p>
          </table:table-cell>
        </table:table-row>
        <table:table-row>
          <table:table-cell>
            <text:p>North</text:p>
          </table:table-cell>
          <table:table-cell>
            <text:p>Q2</text:p>
          </table:table-cell>
          <table:table-cell>
            <text:p>165000</text:p>
          </table:table-cell>
        </table:table-row>
        <table:table-row>
          <table:table-cell>
            <text:p>South</text:p>
          </table:table-cell>
          <table:table-cell>
            <text:p>Q1</text:p>
          </table:table-cell>
          <table:table-cell>
            <text:p>98000</text:p>
          </table:table-cell>
        </table:table-row>
        <table:table-row>
          <table:table-cell>
            <text:p>South</text:p>
          </table:table-cell>
          <table:table-cell>
            <text:p>Q2</text:p>
          </table:table-cell>
          <table:table-cell>
            <text:p>105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